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Text_20_body">
      <style:text-properties fo:language="fr" fo:country="FR" officeooo:paragraph-rsid="0094a5d5"/>
    </style:style>
    <style:style style:name="P19" style:family="paragraph" style:parent-style-name="Text_20_body">
      <style:text-properties fo:language="fr" fo:country="FR" officeooo:paragraph-rsid="009781d7"/>
    </style:style>
    <style:style style:name="P20" style:family="paragraph" style:parent-style-name="Text_20_body">
      <style:text-properties fo:language="fr" fo:country="FR" officeooo:paragraph-rsid="009785cd"/>
    </style:style>
    <style:style style:name="P21" style:family="paragraph" style:parent-style-name="Text_20_body">
      <style:text-properties fo:language="fr" fo:country="FR" officeooo:paragraph-rsid="0097899e"/>
    </style:style>
    <style:style style:name="P22" style:family="paragraph" style:parent-style-name="Text_20_body">
      <style:text-properties fo:language="fr" fo:country="FR" officeooo:paragraph-rsid="009ec305"/>
    </style:style>
    <style:style style:name="P23" style:family="paragraph" style:parent-style-name="Text_20_body" style:list-style-name="L3">
      <style:text-properties fo:language="fr" fo:country="FR" officeooo:rsid="009ec305" officeooo:paragraph-rsid="009ec305"/>
    </style:style>
    <style:style style:name="P24" style:family="paragraph" style:parent-style-name="Text_20_body" style:list-style-name="L3">
      <style:text-properties fo:language="fr" fo:country="FR" officeooo:rsid="009ec305" officeooo:paragraph-rsid="009f9ecf"/>
    </style:style>
    <style:style style:name="P25" style:family="paragraph" style:parent-style-name="Text_20_body" style:list-style-name="L3">
      <style:text-properties fo:language="fr" fo:country="FR" officeooo:rsid="00a15ef2" officeooo:paragraph-rsid="00a307f6"/>
    </style:style>
    <style:style style:name="P26" style:family="paragraph" style:parent-style-name="Text_20_body" style:list-style-name="L3">
      <style:text-properties fo:language="fr" fo:country="FR" officeooo:rsid="00a7c722" officeooo:paragraph-rsid="00a7c722"/>
    </style:style>
    <style:style style:name="P27" style:family="paragraph" style:parent-style-name="Text_20_body" style:list-style-name="L3">
      <style:text-properties fo:language="fr" fo:country="FR" officeooo:rsid="00abf2d6" officeooo:paragraph-rsid="00abf2d6"/>
    </style:style>
    <style:style style:name="P28" style:family="paragraph" style:parent-style-name="Text_20_body">
      <style:text-properties fo:language="fr" fo:country="FR" officeooo:rsid="00b7f8b6" officeooo:paragraph-rsid="00b7f8b6"/>
    </style:style>
    <style:style style:name="P29" style:family="paragraph" style:parent-style-name="Text_20_body">
      <style:text-properties fo:language="fr" fo:country="FR" officeooo:paragraph-rsid="00b7f8b6"/>
    </style:style>
    <style:style style:name="P30" style:family="paragraph" style:parent-style-name="Text_20_body">
      <style:text-properties fo:language="fr" fo:country="FR" officeooo:paragraph-rsid="00b92c59"/>
    </style:style>
    <style:style style:name="P31" style:family="paragraph" style:parent-style-name="Text_20_body" style:list-style-name="L4">
      <style:text-properties fo:language="fr" fo:country="FR" officeooo:paragraph-rsid="00b9b4e6"/>
    </style:style>
    <style:style style:name="P32" style:family="paragraph" style:parent-style-name="Text_20_body">
      <style:text-properties fo:language="fr" fo:country="FR" officeooo:paragraph-rsid="00b9b4e6"/>
    </style:style>
    <style:style style:name="P33" style:family="paragraph" style:parent-style-name="Text_20_body">
      <style:text-properties fo:language="fr" fo:country="FR" officeooo:paragraph-rsid="00bc613c"/>
    </style:style>
    <style:style style:name="P34" style:family="paragraph" style:parent-style-name="Text_20_body">
      <style:text-properties fo:language="fr" fo:country="FR" officeooo:rsid="00bc613c" officeooo:paragraph-rsid="00bc613c"/>
    </style:style>
    <style:style style:name="P35" style:family="paragraph" style:parent-style-name="Text_20_body" style:list-style-name="L5">
      <style:text-properties officeooo:paragraph-rsid="00bc613c"/>
    </style:style>
    <style:style style:name="P36" style:family="paragraph" style:parent-style-name="Subtitle">
      <style:text-properties fo:language="fr" fo:country="FR" officeooo:rsid="007ff4bb" officeooo:paragraph-rsid="007ff4bb"/>
    </style:style>
    <style:style style:name="P37" style:family="paragraph" style:parent-style-name="Heading_20_1">
      <style:text-properties fo:language="fr" fo:country="FR"/>
    </style:style>
    <style:style style:name="P38" style:family="paragraph" style:parent-style-name="Heading_20_1">
      <style:text-properties fo:language="fr" fo:country="FR" officeooo:rsid="0088dfc6" officeooo:paragraph-rsid="0088dfc6"/>
    </style:style>
    <style:style style:name="P39" style:family="paragraph" style:parent-style-name="Heading_20_1">
      <style:text-properties fo:language="fr" fo:country="FR" officeooo:rsid="00b49afc" officeooo:paragraph-rsid="00b49afc"/>
    </style:style>
    <style:style style:name="P40" style:family="paragraph" style:parent-style-name="Heading_20_2">
      <style:text-properties fo:language="fr" fo:country="FR"/>
    </style:style>
    <style:style style:name="P41" style:family="paragraph" style:parent-style-name="Heading_20_2">
      <style:text-properties fo:color="#000000" fo:language="fr" fo:country="FR" officeooo:rsid="00b49afc" officeooo:paragraph-rsid="00b49afc"/>
    </style:style>
    <style:style style:name="P42" style:family="paragraph" style:parent-style-name="Heading_20_3">
      <style:text-properties fo:language="fr" fo:country="FR" officeooo:rsid="008ac929" officeooo:paragraph-rsid="008ac929"/>
    </style:style>
    <style:style style:name="P43" style:family="paragraph" style:parent-style-name="Heading_20_3">
      <style:text-properties fo:language="fr" fo:country="FR" officeooo:paragraph-rsid="00936dd2"/>
    </style:style>
    <style:style style:name="P44" style:family="paragraph" style:parent-style-name="Heading_20_3">
      <style:text-properties fo:color="#808080" fo:language="fr" fo:country="FR" officeooo:rsid="00b49afc" officeooo:paragraph-rsid="00b49afc"/>
    </style:style>
    <style:style style:name="P45" style:family="paragraph" style:parent-style-name="Preformatted_20_Text">
      <style:text-properties fo:color="#000000" fo:language="fr" fo:country="FR" officeooo:paragraph-rsid="0097899e"/>
    </style:style>
    <style:style style:name="P46" style:family="paragraph" style:parent-style-name="Preformatted_20_Text">
      <style:text-properties fo:color="#000000" fo:font-size="10.5pt" fo:language="fr" fo:country="FR" officeooo:paragraph-rsid="0097899e" style:font-size-asian="10.5pt" style:font-size-complex="10.5pt"/>
    </style:style>
    <style:style style:name="P47" style:family="paragraph" style:parent-style-name="Preformatted_20_Text">
      <style:paragraph-properties fo:text-align="start" style:justify-single-word="false"/>
      <style:text-properties fo:color="#800080" fo:language="fr" fo:country="FR" officeooo:rsid="008c53a1" officeooo:paragraph-rsid="0092d342"/>
    </style:style>
    <style:style style:name="P48" style:family="paragraph" style:parent-style-name="Preformatted_20_Text">
      <style:text-properties fo:language="fr" fo:country="FR" officeooo:paragraph-rsid="0097899e"/>
    </style:style>
    <style:style style:name="P49" style:family="paragraph" style:parent-style-name="Preformatted_20_Text">
      <style:paragraph-properties fo:margin-top="0cm" fo:margin-bottom="0.499cm" style:contextual-spacing="false" fo:background-color="#ffffff">
        <style:background-image/>
      </style:paragraph-properties>
      <style:text-properties fo:color="#800080"/>
    </style:style>
    <style:style style:name="P50"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51" style:family="paragraph" style:parent-style-name="Preformatted_20_Text">
      <style:paragraph-properties fo:background-color="#ffffff">
        <style:background-image/>
      </style:paragraph-properties>
      <style:text-properties fo:color="#800080"/>
    </style:style>
    <style:style style:name="P52" style:family="paragraph" style:parent-style-name="Preformatted_20_Text">
      <style:paragraph-properties fo:background-color="#ffffff">
        <style:background-image/>
      </style:paragraph-properties>
      <style:text-properties fo:color="#800080" fo:language="fr" fo:country="FR"/>
    </style:style>
    <style:style style:name="P53" style:family="paragraph" style:parent-style-name="Preformatted_20_Text">
      <style:paragraph-properties fo:background-color="#ffffff">
        <style:background-image/>
      </style:paragraph-properties>
      <style:text-properties fo:color="#000000"/>
    </style:style>
    <style:style style:name="P54" style:family="paragraph" style:parent-style-name="Preformatted_20_Text">
      <style:paragraph-properties fo:background-color="#ffffff">
        <style:background-image/>
      </style:paragraph-properties>
      <style:text-properties fo:color="#000000" fo:language="fr" fo:country="FR"/>
    </style:style>
    <style:style style:name="P55"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P56" style:family="paragraph" style:parent-style-name="Preformatted_20_Text">
      <style:paragraph-properties fo:background-color="#ffffff">
        <style:background-image/>
      </style:paragraph-properties>
      <style:text-properties fo:color="#000000" fo:language="fr" fo:country="FR" officeooo:paragraph-rsid="00ba0111"/>
    </style:style>
    <style:style style:name="P57" style:family="paragraph" style:parent-style-name="Preformatted_20_Text">
      <style:paragraph-properties fo:background-color="#ffffff">
        <style:background-image/>
      </style:paragraph-properties>
      <style:text-properties fo:color="#000000" fo:font-size="10.5pt" fo:language="fr" fo:country="FR" style:font-size-asian="10.5pt" style:font-size-complex="10.5pt"/>
    </style:style>
    <style:style style:name="T1" style:family="text">
      <style:text-properties officeooo:rsid="000da322"/>
    </style:style>
    <style:style style:name="T2" style:family="text">
      <style:text-properties officeooo:rsid="007ff4bb"/>
    </style:style>
    <style:style style:name="T3" style:family="text">
      <style:text-properties officeooo:rsid="0085b4af"/>
    </style:style>
    <style:style style:name="T4" style:family="text">
      <style:text-properties officeooo:rsid="0088977f"/>
    </style:style>
    <style:style style:name="T5" style:family="text">
      <style:text-properties officeooo:rsid="0088dfc6"/>
    </style:style>
    <style:style style:name="T6" style:family="text">
      <style:text-properties fo:font-style="italic" officeooo:rsid="008ac929" style:font-style-asian="italic" style:font-style-complex="italic"/>
    </style:style>
    <style:style style:name="T7" style:family="text">
      <style:text-properties fo:font-style="italic" officeooo:rsid="008cd078" style:font-style-asian="italic" style:font-style-complex="italic"/>
    </style:style>
    <style:style style:name="T8" style:family="text">
      <style:text-properties fo:font-style="italic" officeooo:rsid="008e5386" style:font-style-asian="italic" style:font-style-complex="italic"/>
    </style:style>
    <style:style style:name="T9" style:family="text">
      <style:text-properties fo:font-style="italic" officeooo:rsid="0092d342" style:font-style-asian="italic" style:font-style-complex="italic"/>
    </style:style>
    <style:style style:name="T10" style:family="text">
      <style:text-properties fo:font-style="italic" officeooo:rsid="0094a5d5" style:font-style-asian="italic" style:font-style-complex="italic"/>
    </style:style>
    <style:style style:name="T11" style:family="text">
      <style:text-properties fo:font-style="italic" officeooo:rsid="0095db09" style:font-style-asian="italic" style:font-style-complex="italic"/>
    </style:style>
    <style:style style:name="T12" style:family="text">
      <style:text-properties fo:font-style="italic" officeooo:rsid="009781d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8e5386" style:font-style-asian="normal" style:font-style-complex="normal"/>
    </style:style>
    <style:style style:name="T15" style:family="text">
      <style:text-properties fo:font-style="normal" officeooo:rsid="0091c5a2" style:font-style-asian="normal" style:font-style-complex="normal"/>
    </style:style>
    <style:style style:name="T16" style:family="text">
      <style:text-properties fo:font-style="normal" officeooo:rsid="0092d342" style:font-style-asian="normal" style:font-style-complex="normal"/>
    </style:style>
    <style:style style:name="T17" style:family="text">
      <style:text-properties fo:font-style="normal" officeooo:rsid="00936dd2" style:font-style-asian="normal" style:font-style-complex="normal"/>
    </style:style>
    <style:style style:name="T18" style:family="text">
      <style:text-properties fo:font-style="normal" officeooo:rsid="0094a5d5" style:font-style-asian="normal" style:font-style-complex="normal"/>
    </style:style>
    <style:style style:name="T19" style:family="text">
      <style:text-properties fo:font-style="normal" officeooo:rsid="0095db09" style:font-style-asian="normal" style:font-style-complex="normal"/>
    </style:style>
    <style:style style:name="T20" style:family="text">
      <style:text-properties fo:font-style="normal" officeooo:rsid="0096d228" style:font-style-asian="normal" style:font-style-complex="normal"/>
    </style:style>
    <style:style style:name="T21" style:family="text">
      <style:text-properties fo:font-style="normal" officeooo:rsid="009781d7" style:font-style-asian="normal" style:font-style-complex="normal"/>
    </style:style>
    <style:style style:name="T22" style:family="text">
      <style:text-properties fo:font-style="normal" officeooo:rsid="0097899e" style:font-style-asian="normal" style:font-style-complex="normal"/>
    </style:style>
    <style:style style:name="T23" style:family="text">
      <style:text-properties officeooo:rsid="008ac929"/>
    </style:style>
    <style:style style:name="T24" style:family="text">
      <style:text-properties officeooo:rsid="008c53a1"/>
    </style:style>
    <style:style style:name="T25" style:family="text">
      <style:text-properties officeooo:rsid="008cd078"/>
    </style:style>
    <style:style style:name="T26" style:family="text">
      <style:text-properties fo:color="#004a43"/>
    </style:style>
    <style:style style:name="T27" style:family="text">
      <style:text-properties fo:color="#800000"/>
    </style:style>
    <style:style style:name="T28" style:family="text">
      <style:text-properties fo:color="#800000" fo:font-weight="bold"/>
    </style:style>
    <style:style style:name="T29" style:family="text">
      <style:text-properties fo:color="#40015a"/>
    </style:style>
    <style:style style:name="T30" style:family="text">
      <style:text-properties fo:color="#808030"/>
    </style:style>
    <style:style style:name="T31" style:family="text">
      <style:text-properties fo:color="#008c00"/>
    </style:style>
    <style:style style:name="T32" style:family="text">
      <style:text-properties fo:color="#800080"/>
    </style:style>
    <style:style style:name="T33" style:family="text">
      <style:text-properties fo:color="#0000e6"/>
    </style:style>
    <style:style style:name="T34" style:family="text">
      <style:text-properties fo:color="#00cc00"/>
    </style:style>
    <style:style style:name="T35" style:family="text">
      <style:text-properties fo:color="#0000ff"/>
    </style:style>
    <style:style style:name="T36" style:family="text">
      <style:text-properties fo:color="#0000ff" fo:font-weight="normal" style:font-weight-asian="normal" style:font-weight-complex="normal"/>
    </style:style>
    <style:style style:name="T37" style:family="text">
      <style:text-properties fo:color="#009900"/>
    </style:style>
    <style:style style:name="T38" style:family="text">
      <style:text-properties fo:color="#000000"/>
    </style:style>
    <style:style style:name="T39" style:family="text">
      <style:text-properties fo:color="#000000" officeooo:rsid="009cf844"/>
    </style:style>
    <style:style style:name="T40" style:family="text">
      <style:text-properties fo:color="#000000" fo:language="fr" fo:country="FR" fo:font-style="normal" officeooo:rsid="00bc613c" style:font-style-asian="normal"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9cf844" style:font-style-asian="italic" style:font-style-complex="italic"/>
    </style:style>
    <style:style style:name="T43" style:family="text">
      <style:text-properties fo:color="#000000" fo:font-style="italic" officeooo:rsid="00ae29e8" style:font-style-asian="italic" style:font-style-complex="italic"/>
    </style:style>
    <style:style style:name="T44" style:family="text">
      <style:text-properties fo:color="#000000" fo:font-style="italic" officeooo:rsid="00a307f6" style:font-style-asian="italic" style:font-style-complex="italic"/>
    </style:style>
    <style:style style:name="T45" style:family="text">
      <style:text-properties fo:color="#000000" fo:font-style="italic" officeooo:rsid="00ad1bee" style:font-style-asian="italic" style:font-style-complex="italic"/>
    </style:style>
    <style:style style:name="T46" style:family="text">
      <style:text-properties fo:color="#000000" fo:font-style="italic" officeooo:rsid="00aac87a" style:font-style-asian="italic" style:font-style-complex="italic"/>
    </style:style>
    <style:style style:name="T47" style:family="text">
      <style:text-properties fo:color="#000000" fo:font-style="italic" officeooo:rsid="00a9b6f3" style:font-style-asian="italic" style:font-style-complex="italic"/>
    </style:style>
    <style:style style:name="T48" style:family="text">
      <style:text-properties fo:color="#000000" fo:font-style="italic" officeooo:rsid="009f9ecf" style:font-style-asian="italic" style:font-style-complex="italic"/>
    </style:style>
    <style:style style:name="T49" style:family="text">
      <style:text-properties fo:color="#000000" fo:font-style="italic" officeooo:rsid="00b7f8b6" style:font-style-asian="italic" style:font-style-complex="italic"/>
    </style:style>
    <style:style style:name="T50" style:family="text">
      <style:text-properties fo:color="#000000" officeooo:rsid="009ec305"/>
    </style:style>
    <style:style style:name="T51" style:family="text">
      <style:text-properties fo:color="#000000" officeooo:rsid="009f9ecf"/>
    </style:style>
    <style:style style:name="T52" style:family="text">
      <style:text-properties fo:color="#000000" officeooo:rsid="00a0e30c"/>
    </style:style>
    <style:style style:name="T53" style:family="text">
      <style:text-properties fo:color="#000000" officeooo:rsid="00a15ef2"/>
    </style:style>
    <style:style style:name="T54" style:family="text">
      <style:text-properties fo:color="#000000" officeooo:rsid="00a307f6"/>
    </style:style>
    <style:style style:name="T55" style:family="text">
      <style:text-properties fo:color="#000000" officeooo:rsid="00a60de2"/>
    </style:style>
    <style:style style:name="T56" style:family="text">
      <style:text-properties fo:color="#000000" officeooo:rsid="00a9b6f3"/>
    </style:style>
    <style:style style:name="T57" style:family="text">
      <style:text-properties fo:color="#000000" officeooo:rsid="00aa7dc3"/>
    </style:style>
    <style:style style:name="T58" style:family="text">
      <style:text-properties fo:color="#000000" officeooo:rsid="00aac87a"/>
    </style:style>
    <style:style style:name="T59" style:family="text">
      <style:text-properties fo:color="#000000" officeooo:rsid="00ac8aa8"/>
    </style:style>
    <style:style style:name="T60" style:family="text">
      <style:text-properties fo:color="#000000" officeooo:rsid="00ad1bee"/>
    </style:style>
    <style:style style:name="T61" style:family="text">
      <style:text-properties fo:color="#000000" officeooo:rsid="00ae29e8"/>
    </style:style>
    <style:style style:name="T62" style:family="text">
      <style:text-properties fo:color="#000000" officeooo:rsid="00afb119"/>
    </style:style>
    <style:style style:name="T63" style:family="text">
      <style:text-properties fo:color="#000000" officeooo:rsid="00b15d05"/>
    </style:style>
    <style:style style:name="T64" style:family="text">
      <style:text-properties fo:color="#000000" fo:font-style="normal" style:font-style-asian="normal" style:font-style-complex="normal"/>
    </style:style>
    <style:style style:name="T65" style:family="text">
      <style:text-properties fo:color="#000000" fo:font-style="normal" officeooo:rsid="00b7f8b6" style:font-style-asian="normal" style:font-style-complex="normal"/>
    </style:style>
    <style:style style:name="T66" style:family="text">
      <style:text-properties fo:color="#000000" fo:font-style="normal" officeooo:rsid="00b92c59" style:font-style-asian="normal" style:font-style-complex="normal"/>
    </style:style>
    <style:style style:name="T67" style:family="text">
      <style:text-properties fo:color="#000000" fo:font-style="normal" officeooo:rsid="00b9b4e6" style:font-style-asian="normal" style:font-style-complex="normal"/>
    </style:style>
    <style:style style:name="T68" style:family="text">
      <style:text-properties fo:color="#000000" fo:font-style="normal" officeooo:rsid="00b49afc" style:font-style-asian="normal" style:font-style-complex="normal"/>
    </style:style>
    <style:style style:name="T69" style:family="text">
      <style:text-properties fo:color="#000000" fo:font-style="normal" officeooo:rsid="00bdf8af" style:font-style-asian="normal" style:font-style-complex="normal"/>
    </style:style>
    <style:style style:name="T70" style:family="text">
      <style:text-properties fo:color="#000000" officeooo:rsid="00ba0111"/>
    </style:style>
    <style:style style:name="T71" style:family="text">
      <style:text-properties fo:color="#000000" officeooo:rsid="00bb0083"/>
    </style:style>
    <style:style style:name="T72" style:family="text">
      <style:text-properties fo:color="#000000" officeooo:rsid="00bc613c"/>
    </style:style>
    <style:style style:name="T73" style:family="text">
      <style:text-properties fo:color="#ff3333" fo:font-weight="bold" style:font-weight-asian="bold" style:font-weight-complex="bold"/>
    </style:style>
    <style:style style:name="T74" style:family="text">
      <style:text-properties fo:color="#cc3300" fo:font-weight="bold" style:font-weight-asian="bold" style:font-weight-complex="bold"/>
    </style:style>
    <style:style style:name="T75" style:family="text">
      <style:text-properties fo:color="#808080" fo:font-style="normal" officeooo:rsid="00936dd2" style:font-style-asian="normal" style:font-style-complex="normal"/>
    </style:style>
    <style:style style:name="T76" style:family="text">
      <style:text-properties fo:color="#808080" fo:font-style="normal" officeooo:rsid="00b49afc"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3">Recherche d'informations</text:span></text:p>
      <text:p text:style-name="P6">I<text:span text:style-name="T2">mplémentation d'un analyseur de corpus de documents scientifiques</text:span></text:p>
      <text:p text:style-name="P36"/>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37" text:outline-level="1"><text:soft-page-break/>Introduction :</text:h>
      <text:p text:style-name="P8"><text:tab/><text:span text:style-name="T4">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4"><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38" text:outline-level="1">Implémentation</text:h>
      <text:h text:style-name="P40" text:outline-level="2"><text:span text:style-name="T23">Analyseur de documents</text:span><text:tab/></text:h>
      <text:p text:style-name="P9"><text:span text:style-name="T5">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5"><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42" text:outline-level="3">Analyse Lexicale</text:h>
      <text:p text:style-name="P9"><text:tab/><text:span text:style-name="T23">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23"><text:tab/>Pour implémenter l'analyseur lexical de documents scientifique, le programme </text:span><text:span text:style-name="T6">flex</text:span><text:span text:style-name="T23"> a été utiliser.</text:span></text:p>
      <text:p text:style-name="P9"><text:span text:style-name="T23"><text:tab/></text:span><text:span text:style-name="T6">Flex</text:span><text:span text:style-name="T23"> est générateur d'analyseurs lexicaux de </text:span><text:span text:style-name="T6">GNU</text:span><text:span text:style-name="T23">, qui grâce a sa reconnaissance des langages réguliers, et au expressions rationnelles, permet de générer des programmes reconnaissant les mots d'un langage.</text:span></text:p>
      <text:p text:style-name="P11"><text:span text:style-name="T23"><text:tab/> L'implémentation de l'analyseur lexical (</text:span><text:span text:style-name="T6">ProjetCompil.l</text:span><text:span text:style-name="T23">)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24">et les </text:span>codifies <text:span text:style-name="T24">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25">Ces entités, une fois reconnues, sont retournées codifiés, tel qu'il est dis si dessus, à l'analyseur syntaxique/sémantique, et les entités non reconnues génèrent un affichage du message d'erreur « Erreur lexical: élément non reconnut </text:span><text:span text:style-name="T7">entité</text:span><text:span text:style-name="T25"> ligne </text:span><text:span text:style-name="T7">ligne</text:span><text:span text:style-name="T25"> colonne </text:span><text:span text:style-name="T7">colonne</text:span><text:span text:style-name="T25"> position </text:span><text:span text:style-name="T7">position</text:span><text:span text:style-name="T25"> »  ou </text:span><text:span text:style-name="T7">entité </text:span><text:span text:style-name="T14">est l'entité non reconnue, </text:span><text:span text:style-name="T8">ligne </text:span><text:span text:style-name="T14"><text:s/>est la ligne a laquelle il se trouve, </text:span><text:span text:style-name="T8">colonne </text:span><text:span text:style-name="T14">est la colonne a laquelle il se trouve, et </text:span><text:span text:style-name="T8">position </text:span><text:span text:style-name="T14">est la position a laquelle il se trouve.</text:span></text:p>
      <text:p text:style-name="P17"><text:span text:style-name="T14"><text:tab/></text:span><text:span text:style-name="T15">L'analyseur lexical a besoin donc de variables pour manipuler les numéros de lignes, colonnes, ainsi que la position a laquelle se trouve une entité. </text:span><text:span text:style-name="T16">De plus l'analyseur a besoin de certaines fonctions C tels que </text:span><text:span text:style-name="T9">strlen</text:span><text:span text:style-name="T16"> ou </text:span><text:span text:style-name="T9">strdup</text:span><text:span text:style-name="T15"> , </text:span><text:span text:style-name="T16">il a donc besoin d'avoir accès aux prototypes de ses fonctions.</text:span></text:p>
      <text:p text:style-name="P17"><text:span text:style-name="T16"><text:tab/>La première partie du fichier </text:span><text:span text:style-name="T15"><text:s/></text:span><text:span text:style-name="T6">ProjetCompil.l </text:span><text:span text:style-name="T16">est celle qui s'occupe de la déclaration de variables et de macros et de l'inclusion des bibliothèques C nécessaires :</text:span></text:p>
      <text:p text:style-name="P47">%{</text:p>
      <text:p text:style-name="P55"><text:span text:style-name="T26">#include </text:span><text:span text:style-name="T27">&lt;</text:span><text:span text:style-name="T29">stdlib.h</text:span><text:span text:style-name="T27">&gt;</text:span></text:p>
      <text:p text:style-name="P55"><text:span text:style-name="T26">#include </text:span><text:span text:style-name="T27">&lt;</text:span><text:span text:style-name="T29">stdio.h</text:span><text:span text:style-name="T27">&gt;</text:span></text:p>
      <text:p text:style-name="P55"><text:span text:style-name="T26">#include </text:span><text:span text:style-name="T27">&lt;</text:span><text:span text:style-name="T29">string.h</text:span><text:span text:style-name="T27">&gt;</text:span></text:p>
      <text:p text:style-name="P55"><text:span text:style-name="T26">#include </text:span><text:span text:style-name="T27">&lt;</text:span><text:span text:style-name="T29">time.h</text:span><text:span text:style-name="T27">&gt;</text:span></text:p>
      <text:p text:style-name="P55"><text:span text:style-name="T26">#include </text:span><text:span text:style-name="T27">"</text:span><text:span text:style-name="T29">ProjetCompil.tab.h</text:span><text:span text:style-name="T27">"</text:span></text:p>
      <text:p text:style-name="P55"><text:span text:style-name="T28">int</text:span> ligne<text:span text:style-name="T30">=</text:span><text:span text:style-name="T31">0</text:span><text:span text:style-name="T30">,</text:span> col<text:span text:style-name="T30">=</text:span><text:span text:style-name="T31">0</text:span><text:span text:style-name="T30">,</text:span>pos<text:span text:style-name="T30">=</text:span><text:span text:style-name="T31">0</text:span><text:span text:style-name="T32">;</text:span></text:p>
      <text:p text:style-name="P55"><text:span text:style-name="T28">extern</text:span> YYSTYPE yylval<text:span text:style-name="T32">;</text:span> </text:p>
      <text:p text:style-name="P50">%}</text:p>
      <text:h text:style-name="P43" text:outline-level="3"><text:soft-page-break/><text:span text:style-name="T17">Analyse </text:span><text:span text:style-name="T75">Sy</text:span><text:span text:style-name="T17">ntaxique</text:span></text:h>
      <text:p text:style-name="P18"><text:span text:style-name="T17"><text:tab/></text:span><text:span text:style-name="T18">Après l'analyse lexicales des documents, les entités lexicales codifiés sont envoyés a l'analyseur syntaxique qui lui s'occupe de valider l’agencement de ces entités dans le document.</text:span></text:p>
      <text:p text:style-name="P18"><text:span text:style-name="T18"><text:tab/>Pour implémenter l’analyseur syntaxique de documents scientifique le programme </text:span><text:span text:style-name="T10">Bison</text:span><text:span text:style-name="T18"> a été utilisé.</text:span></text:p>
      <text:p text:style-name="P19"><text:span text:style-name="T18"><text:tab/></text:span><text:span text:style-name="T11">Bison </text:span><text:span text:style-name="T19">est un générateur d'analyseurs syntaxiques et sémantique de </text:span><text:span text:style-name="T11">GNU, </text:span><text:span text:style-name="T19">il est issus du programme </text:span><text:span text:style-name="T11">YACC (Yet Another Compiler Compiler) <text:s/></text:span><text:span text:style-name="T19">qu'il améliore, et grâce à sa reconnaissance de langages non contextuels et de grammaire non contextuelles ( Grammaire </text:span><text:span text:style-name="T11">LALR </text:span><text:span text:style-name="T19">) </text:span><text:span text:style-name="T20">permet de générer des générer des programmes reconnaissant les phrases d'un langage.</text:span></text:p>
      <text:p text:style-name="P20"><text:span text:style-name="T20"><text:tab/></text:span><text:span text:style-name="T21">L'implémentation de l'analyseur syntaxique (</text:span><text:span text:style-name="T12">ProjetCompil.y</text:span><text:span text:style-name="T21">) se base essentiellement sur la grammaire. Grammaire qui utilise les entités lexicale codifiées pour vérifié l’ordonnancement de celles-ci.</text:span></text:p>
      <text:p text:style-name="P21"><text:span text:style-name="T21"><text:tab/></text:span><text:span text:style-name="T22">Dans cette implémentation d'analyseur syntaxique de documents scientifiques, la grammaire LALR utilisée est la suivante :</text:span></text:p>
      <text:p text:style-name="P46"><text:span text:style-name="T73">CorpusDoc</text:span><text:span text:style-name="T33"> </text:span><text:span text:style-name="T34">:</text:span><text:span text:style-name="T33"> RTITLE RAUTHORS RABSTRACT RKEYWORDS RINTRODUCTION RRELATEDWORKS RCONCEPTION REXPERIMENTALRESULTS RCONCLUSION RREFERENCES </text:span><text:span text:style-name="T34">;</text:span></text:p>
      <text:p text:style-name="P46"><text:span text:style-name="T34"/></text:p>
      <text:p text:style-name="P57"><text:span text:style-name="T73">RTITLE</text:span><text:span text:style-name="T33"> </text:span><text:span text:style-name="T34">:</text:span><text:span text:style-name="T33"> TITLE Space ListeMot SL </text:span><text:span text:style-name="T34">;</text:span></text:p>
      <text:p text:style-name="P57"><text:span text:style-name="T73">ListeMot</text:span><text:span text:style-name="T33"> </text:span><text:span text:style-name="T34">:</text:span><text:span text:style-name="T33"> ListeMot Space Mot </text:span><text:span text:style-name="T28">|</text:span><text:span text:style-name="T33"> Mot </text:span><text:span text:style-name="T34">;</text:span></text:p>
      <text:p text:style-name="P57"><text:span text:style-name="T73">Mot</text:span><text:span text:style-name="T33"> </text:span><text:span text:style-name="T34">:</text:span><text:span text:style-name="T33"> Word </text:span><text:span text:style-name="T28">|</text:span><text:span text:style-name="T33"> CompoundWord </text:span><text:span text:style-name="T34">;</text:span></text:p>
      <text:p text:style-name="P57"><text:span text:style-name="T73">RABSTRACT</text:span><text:span text:style-name="T33"> </text:span><text:span text:style-name="T34">:</text:span><text:span text:style-name="T33"> ABSTRACT Space ListeMotParagraphe </text:span></text:p>
      <text:p text:style-name="P57"><text:span text:style-name="T73">ListeMotParagraphe</text:span><text:span text:style-name="T33"> </text:span><text:span text:style-name="T34">:</text:span><text:span text:style-name="T33"> PonctuationMot MotPointFinal <text:s/>SL </text:span><text:span text:style-name="T28">|</text:span><text:span text:style-name="T33"> MotPointFinal <text:s/>SL </text:span><text:span text:style-name="T34">;</text:span><text:span text:style-name="T33"> </text:span></text:p>
      <text:p text:style-name="P57"><text:span text:style-name="T73">MotPointFinal</text:span><text:span text:style-name="T33"> </text:span><text:span text:style-name="T34">:</text:span><text:span text:style-name="T33"> Mot Point </text:span><text:span text:style-name="T34">;</text:span></text:p>
      <text:p text:style-name="P57"><text:span text:style-name="T73">PonctuationMot</text:span><text:span text:style-name="T34">:</text:span> <text:span text:style-name="T35">PonctuationMot</text:span> <text:span text:style-name="T35">Mot</text:span> <text:span text:style-name="T35">EspacePonc</text:span> <text:span text:style-name="T74">|</text:span> <text:span text:style-name="T35">Mot</text:span> <text:span text:style-name="T35">EspacePonc</text:span> <text:span text:style-name="T34">;</text:span></text:p>
      <text:p text:style-name="P57"><text:span text:style-name="T73">EspacePonc</text:span><text:span text:style-name="T33"> </text:span><text:span text:style-name="T34">:</text:span><text:span text:style-name="T33"> Space </text:span><text:span text:style-name="T28">|</text:span><text:span text:style-name="T33"> Ponctuation Space </text:span><text:span text:style-name="T28">|</text:span><text:span text:style-name="T33"> Virgule Space </text:span><text:span text:style-name="T34">;</text:span></text:p>
      <text:p text:style-name="P57"><text:span text:style-name="T73">RAUTHORS</text:span><text:span text:style-name="T33"> </text:span><text:span text:style-name="T34">:</text:span><text:span text:style-name="T33"> AUTHORS Space ListeMotVirguleAuteur Point SL </text:span><text:span text:style-name="T34">;</text:span></text:p>
      <text:p text:style-name="P57"><text:span text:style-name="T73">ListeMotVirguleAuteur</text:span><text:span text:style-name="T33"> </text:span><text:span text:style-name="T34">:</text:span><text:span text:style-name="T33"> ListeMotVirguleAuteur Virgule Space Mot Space Mot </text:span><text:span text:style-name="T28">|</text:span><text:span text:style-name="T33"> Mot Space Mot </text:span><text:span text:style-name="T34">;</text:span></text:p>
      <text:p text:style-name="P57"><text:span text:style-name="T73">RKEYWORDS</text:span><text:span text:style-name="T33"> </text:span><text:span text:style-name="T34">:</text:span><text:span text:style-name="T33"> KEYWORDS Space ListMotVirgule Point SL</text:span><text:span text:style-name="T34">;</text:span></text:p>
      <text:p text:style-name="P57"><text:span text:style-name="T73">ListMotVirgule</text:span><text:span text:style-name="T33"> </text:span><text:span text:style-name="T34">:</text:span><text:span text:style-name="T33"> ListMotVirgule Virgule Space Mot </text:span><text:span text:style-name="T28">|</text:span><text:span text:style-name="T33"> Mot </text:span><text:span text:style-name="T34">;</text:span></text:p>
      <text:p text:style-name="P57"><text:span text:style-name="T73">RINTRODUCTION</text:span><text:span text:style-name="T33"> </text:span><text:span text:style-name="T34">:</text:span><text:span text:style-name="T33"> INTRODUCTION SL ListeMotRefParagraphe </text:span><text:span text:style-name="T34">;</text:span></text:p>
      <text:p text:style-name="P57"><text:span text:style-name="T73">RRELATEDWORKS</text:span><text:span text:style-name="T33"> </text:span><text:span text:style-name="T34">:</text:span><text:span text:style-name="T33"> RELATEDWORKS SL ListeMotRefParagraphe </text:span><text:span text:style-name="T34">;</text:span></text:p>
      <text:p text:style-name="P57"><text:span text:style-name="T73">RCONCEPTION</text:span><text:span text:style-name="T33"> </text:span><text:span text:style-name="T34">:</text:span><text:span text:style-name="T33"> CONCEPTION SL ListeMotRefParagraphe </text:span><text:span text:style-name="T34">;</text:span></text:p>
      <text:p text:style-name="P57"><text:span text:style-name="T73">REXPERIMENTALRESULTS</text:span><text:span text:style-name="T33"> </text:span><text:span text:style-name="T34">:</text:span><text:span text:style-name="T33"> EXPERIMENTALRESULTS SL ListeMotRefParagraphe </text:span><text:span text:style-name="T34">;</text:span></text:p>
      <text:p text:style-name="P57"><text:span text:style-name="T73">RCONCLUSION</text:span><text:span text:style-name="T33"> </text:span><text:span text:style-name="T34">:</text:span><text:span text:style-name="T33"> CONCLUSION SL ListeMotRefParagraphe </text:span><text:span text:style-name="T34">;</text:span></text:p>
      <text:p text:style-name="P57"><text:span text:style-name="T73">RREFERENCES</text:span><text:span text:style-name="T33"> </text:span><text:span text:style-name="T34">:</text:span><text:span text:style-name="T33"> REFERENCES SL ListeReference </text:span><text:span text:style-name="T34">;</text:span></text:p>
      <text:p text:style-name="P57"><text:span text:style-name="T73">ListeReference</text:span><text:span text:style-name="T33"> </text:span><text:span text:style-name="T34">:</text:span><text:span text:style-name="T33"> ListeReference <text:s/>RRef </text:span><text:span text:style-name="T28">|</text:span><text:span text:style-name="T33"> RRef </text:span><text:span text:style-name="T34">;</text:span></text:p>
      <text:p text:style-name="P57"><text:span text:style-name="T73">RRef</text:span><text:span text:style-name="T33"> </text:span><text:span text:style-name="T34">:</text:span><text:span text:style-name="T33"> <text:s/>Ref Tabulation SuiteDeMot SL </text:span><text:span text:style-name="T34">;</text:span></text:p>
      <text:p text:style-name="P57"><text:span text:style-name="T73">SuiteDeMot</text:span><text:span text:style-name="T33"> </text:span><text:span text:style-name="T34">:</text:span><text:span text:style-name="T33"> Mot Space SuiteDeMot </text:span><text:span text:style-name="T28">|</text:span><text:span text:style-name="T33"> Mot Point </text:span><text:span text:style-name="T34">;</text:span></text:p>
      <text:p text:style-name="P57"><text:span text:style-name="T73">ListeMotRefParagraphe</text:span><text:span text:style-name="T33"> </text:span><text:span text:style-name="T34">:</text:span><text:span text:style-name="T33"> ListeMotRefParagraphe PonctuationMotRef MotPoint <text:s/>SL </text:span><text:span text:style-name="T28">|</text:span><text:span text:style-name="T33"> </text:span><text:span text:style-name="T36">PonctuationMotRef</text:span><text:span text:style-name="T33"> MotPoint <text:s/>SL </text:span><text:span text:style-name="T28">|</text:span><text:span text:style-name="T33"> MotPoint <text:s/>SL </text:span><text:span text:style-name="T34">;</text:span><text:span text:style-name="T33"> </text:span></text:p>
      <text:p text:style-name="P57"><text:span text:style-name="T73">MotPoint</text:span><text:span text:style-name="T33"> </text:span><text:span text:style-name="T34">:</text:span><text:span text:style-name="T33"> Mot Point </text:span><text:span text:style-name="T28">|</text:span><text:span text:style-name="T33"> Mot Ref Point </text:span><text:span text:style-name="T34">;</text:span></text:p>
      <text:p text:style-name="P57"><text:span text:style-name="T73">PonctuationMotRef</text:span><text:span text:style-name="T34">:</text:span> <text:span text:style-name="T35">PonctuationMotRef</text:span> <text:span text:style-name="T35">Mot</text:span> <text:span text:style-name="T35">EspaceRefPonc</text:span> <text:span text:style-name="T74">|</text:span> <text:span text:style-name="T35">Mot</text:span> <text:span text:style-name="T35">EspaceRefPonc</text:span> <text:span text:style-name="T34">;</text:span></text:p>
      <text:p text:style-name="P57"><text:span text:style-name="T73">EspaceRefPonc</text:span><text:span text:style-name="T33"> </text:span><text:span text:style-name="T34">:</text:span><text:span text:style-name="T33"> Ref Space </text:span><text:span text:style-name="T28">|</text:span><text:span text:style-name="T33"> Ponctuation Space </text:span><text:span text:style-name="T28">|</text:span><text:span text:style-name="T33">Space </text:span><text:span text:style-name="T28">|</text:span><text:span text:style-name="T33"> Virgule Space </text:span><text:span text:style-name="T34">;</text:span></text:p>
      <text:p text:style-name="P45"><text:span text:style-name="T33"/></text:p>
      <text:p text:style-name="P22"><text:span text:style-name="T37"><text:tab/></text:span><text:span text:style-name="T39">L'axiome de cette grammaire est </text:span><text:span text:style-name="T42">CorpusDoc</text:span><text:span text:style-name="T39">, la règle de l'axiome signifie qu'un document est composé </text:span><text:span text:style-name="T50">des ensemble d'éléments (phrases du langage) suivants :</text:span></text:p>
      <text:list xml:id="list1078676741380142279" text:style-name="L3">
        <text:list-item>
          <text:p text:style-name="P23"><text:soft-page-break/><text:span text:style-name="T42">R</text:span><text:span text:style-name="T41">TITLE </text:span><text:span text:style-name="T38">: cet ensemble est composé, </text:span><text:span text:style-name="T52">dans l'ordre </text:span><text:span text:style-name="T53">(comme toute les autres règles)</text:span><text:span text:style-name="T52">,</text:span><text:span text:style-name="T38"> du mot clé TITLE suivit d'un espace puis d'une liste de mots (composée de mots séparés par des espaces) et enfin un saut de ligne « SL »</text:span></text:p>
        </text:list-item>
        <text:list-item>
          <text:p text:style-name="P24"><text:span text:style-name="T41">RAUTHORS </text:span><text:span text:style-name="T38">: cet ensemble est composé du mot clé AUTHORS, un espace, une liste de nom</text:span><text:span text:style-name="T53">s</text:span><text:span text:style-name="T38"> est prénoms d'auteurs ( nom et prénom séparés par un espace, et deux auteurs séparés par une virgule suivie d'un espace) </text:span><text:span text:style-name="T52">terminée</text:span><text:span text:style-name="T51"> par un point puis finalement un saut de ligne</text:span></text:p>
        </text:list-item>
        <text:list-item>
          <text:p text:style-name="P24"><text:span text:style-name="T48">RABSTRACT </text:span><text:span text:style-name="T51">:</text:span><text:span text:style-name="T38"> </text:span><text:span text:style-name="T52">est composé du mot clé </text:span><text:span text:style-name="T53">ABSTRACT, </text:span><text:span text:style-name="T55">un espace et une liste de mots séparés ou par des ponctuations (chaque ponctuation est suivie d'un espace) ou par des espaces </text:span></text:p>
        </text:list-item>
        <text:list-item>
          <text:p text:style-name="P25"><text:span text:style-name="T41">RKEYWORDS </text:span><text:span text:style-name="T38">: est composé du mot clé KEYWORDS, d'un espace, puis d'une liste de mots </text:span><text:span text:style-name="T54">séparés par des virgules (</text:span><text:span text:style-name="T44">ListMotVirgule</text:span><text:span text:style-name="T54">) puis se termine par un point et un saut de ligne</text:span></text:p>
        </text:list-item>
        <text:list-item>
          <text:p text:style-name="P26"><text:span text:style-name="T41">RINTRODUCTION,</text:span><text:span text:style-name="T47"> RCONCEPTION, RRELATEDWORKS, REXPERIMENTALRESULTS, RCONCLUSION</text:span><text:span text:style-name="T56"> </text:span><text:span text:style-name="T38"> : </text:span><text:span text:style-name="T57">sont tous composés du mot clé correspondant (INTRODUCTION, CONCEPTION, RELATEDWORKS, EXPERIMENTALRESULTS, CONCLUSION respectivement) , </text:span><text:span text:style-name="T58">suivi d'un </text:span><text:span text:style-name="T59">saut de ligne</text:span><text:span text:style-name="T58"> puis de un ou de plusieurs paragraphes, contenant des mots, des ponctuations et des références, chacun d'entre eux terminé par un point. </text:span></text:p>
        </text:list-item>
        <text:list-item>
          <text:p text:style-name="P27"><text:span text:style-name="T46">R</text:span><text:span text:style-name="T41">REFERENCES </text:span><text:span text:style-name="T38">: </text:span><text:span text:style-name="T59">est composé du mot clé REFERENCES suivi d'un saut de ligne, puis </text:span><text:span text:style-name="T60">d'une liste de références (</text:span><text:span text:style-name="T45">ListeReference</text:span><text:span text:style-name="T60">) qui est composée de </text:span><text:span text:style-name="T61">références (</text:span><text:span text:style-name="T43">RRef</text:span><text:span text:style-name="T61">) sous la forme de [</text:span><text:span text:style-name="T43">entier</text:span><text:span text:style-name="T61">] <text:s/></text:span><text:span text:style-name="T62">tabulation puis une suite de mots d'espaces et de ponctuations (sans références) </text:span><text:span text:style-name="T63">terminées</text:span><text:span text:style-name="T62"> par un point puis un saut de ligne. </text:span></text:p>
        </text:list-item>
      </text:list>
      <text:p text:style-name="P28"><text:span text:style-name="T62"><text:tab/></text:span><text:span text:style-name="T38">Une fois le document validé syntaxiquement en suivant la grammaire expliquée si dessus, il passe à l'étape suivante à savoir l'analyse sémantique. <text:s/></text:span></text:p>
      <text:h text:style-name="P44" text:outline-level="3"><text:span text:style-name="T17">Analyse </text:span><text:span text:style-name="T13">Sémantique</text:span></text:h>
      <text:p text:style-name="P29"><text:span text:style-name="T76"><text:tab/></text:span><text:span text:style-name="T65">Le programme </text:span><text:span text:style-name="T49">Bison </text:span><text:span text:style-name="T65">nous permet également d'implémenter un analyseur sémantique, pour ce faire il suffit d'écrire des routines en langage C et des les ajouter a la grammaire.</text:span></text:p>
      <text:p text:style-name="P30"><text:span text:style-name="T65"><text:tab/></text:span><text:span text:style-name="T66">L'analyseur sémantique implémenté propose les routines sémantique</text:span><text:span text:style-name="T67">s</text:span><text:span text:style-name="T66"> suivantes :</text:span></text:p>
      <text:list xml:id="list8329879905936666455" text:style-name="L4">
        <text:list-item>
          <text:p text:style-name="P31"><text:span text:style-name="T67">Vérification de la taille du titre :</text:span></text:p>
        </text:list-item>
      </text:list>
      <text:p text:style-name="P32"><text:span text:style-name="T28"><text:tab/>int</text:span><text:span text:style-name="T38"> verificationTitre</text:span><text:span text:style-name="T30">()</text:span></text:p>
      <text:p text:style-name="P52"><text:tab/>{</text:p>
      <text:p text:style-name="P54"><text:s text:c="8"/><text:tab/><text:span text:style-name="T28">if</text:span> <text:span text:style-name="T30">(</text:span>nbMot <text:span text:style-name="T30">&gt;</text:span> <text:span text:style-name="T31">10</text:span><text:span text:style-name="T30">)</text:span></text:p>
      <text:p text:style-name="P54"><text:s text:c="8"/><text:tab/><text:span text:style-name="T32">{</text:span></text:p>
      <text:p text:style-name="P54"><text:s text:c="16"/>nbMot<text:span text:style-name="T30">=</text:span><text:span text:style-name="T31">0</text:span><text:span text:style-name="T32">;</text:span></text:p>
      <text:p text:style-name="P54"><text:s text:c="16"/><text:span text:style-name="T28">return</text:span> <text:span text:style-name="T31">0</text:span><text:span text:style-name="T32">;</text:span></text:p>
      <text:p text:style-name="P54"><text:s text:c="8"/><text:tab/><text:span text:style-name="T32">}</text:span></text:p>
      <text:p text:style-name="P54"><text:s text:c="8"/><text:tab/>nbMot<text:span text:style-name="T30">=</text:span><text:span text:style-name="T31">0</text:span><text:span text:style-name="T32">;</text:span></text:p>
      <text:p text:style-name="P56"><text:s text:c="7"/><text:tab/> <text:span text:style-name="T28">return</text:span> <text:span text:style-name="T31">1</text:span><text:span text:style-name="T32">;</text:span></text:p>
      <text:p text:style-name="P56"><text:span text:style-name="T32"><text:tab/>}</text:span></text:p>
      <text:p text:style-name="P33"><text:span text:style-name="T38"><text:tab/></text:span><text:span text:style-name="T70">L'appel </text:span><text:span text:style-name="T72">de</text:span><text:span text:style-name="T70"> cette routine est ajout</text:span><text:span text:style-name="T72">é</text:span><text:span text:style-name="T70"> à la grammaire au niveau de la </text:span><text:span text:style-name="T71">règle RTITLE, cet appel permettra ou non de validé le titre du documents selon son nombre de mots.</text:span></text:p>
      <text:list xml:id="list6518026296939061323" text:style-name="L5">
        <text:list-item>
          <text:p text:style-name="P35"><text:soft-page-break/><text:span text:style-name="T40">Vérification de la taille de l'abstract :<text:line-break/></text:span><text:span text:style-name="T28">int</text:span><text:span text:style-name="T38"> verificationParagraphe</text:span><text:span text:style-name="T30">()</text:span></text:p>
        </text:list-item>
      </text:list>
      <text:p text:style-name="P51"><text:tab/>{</text:p>
      <text:p text:style-name="P53"><text:s text:c="8"/><text:tab/><text:span text:style-name="T28">if</text:span> <text:span text:style-name="T30">(</text:span>nbMot <text:span text:style-name="T30">&gt;</text:span> <text:span text:style-name="T31">100</text:span><text:span text:style-name="T30">)</text:span></text:p>
      <text:p text:style-name="P53"><text:s text:c="8"/><text:tab/><text:span text:style-name="T32">{</text:span></text:p>
      <text:p text:style-name="P53"><text:s text:c="16"/>nbMot<text:span text:style-name="T30">=</text:span><text:span text:style-name="T31">0</text:span><text:span text:style-name="T32">;</text:span></text:p>
      <text:p text:style-name="P53"><text:s text:c="16"/><text:span text:style-name="T28">return</text:span> <text:span text:style-name="T31">0</text:span><text:span text:style-name="T32">;</text:span></text:p>
      <text:p text:style-name="P53"><text:s text:c="8"/><text:tab/><text:span text:style-name="T32">}</text:span></text:p>
      <text:p text:style-name="P53"><text:s text:c="8"/><text:tab/>nbMot<text:span text:style-name="T30">=</text:span><text:span text:style-name="T31">0</text:span><text:span text:style-name="T32">;</text:span></text:p>
      <text:p text:style-name="P53"><text:s text:c="8"/><text:tab/><text:span text:style-name="T28">return</text:span> <text:span text:style-name="T31">1</text:span><text:span text:style-name="T32">;</text:span></text:p>
      <text:p text:style-name="P49"><text:tab/>}</text:p>
      <text:p text:style-name="P34"><text:span text:style-name="T64"><text:tab/>L'appel de cette routine se fait au niveau de la règle </text:span><text:span text:style-name="T41">RABSTRACT</text:span><text:span text:style-name="T64"> de la grammaire, </text:span><text:span text:style-name="T69">elle permet de déterminer si une section abstarct est validée ou non de par son nombre de mots.</text:span></text:p>
      <text:p text:style-name="P34"><text:span text:style-name="T69"/></text:p>
      <text:h text:style-name="P41" text:outline-level="2"><text:span text:style-name="T13">Recherche d'informations</text:span></text:h>
      <text:h text:style-name="P39" text:outline-level="1"><text:span text:style-name="T68">C</text:span><text:span text:style-name="T64">onclusion </text:span></text:h>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20:31:31.957976456</dc:date>
    <meta:editing-duration>P1DT5H48M51S</meta:editing-duration>
    <meta:editing-cycles>149</meta:editing-cycles>
    <meta:generator>LibreOffice/4.2.7.2$Linux_X86_64 LibreOffice_project/420m0$Build-2</meta:generator>
    <meta:document-statistic meta:table-count="0" meta:image-count="0" meta:object-count="0" meta:page-count="6" meta:paragraph-count="111" meta:word-count="1507" meta:character-count="9854" meta:non-whitespace-character-count="8273"/>
  </office:meta>
</office:document-meta>
</file>